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bed03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3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a66ad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c496" officeooo:paragraph-rsid="0009c496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a66ad" officeooo:paragraph-rsid="000a66ad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c4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d209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8a9bf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9c4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officeooo:rsid="00232872"/>
    </style:style>
    <style:style style:name="T2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ff0000" officeooo:rsid="00087b45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999999" officeooo:rsid="0005f17c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0bb43d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officeooo:rsid="000bb43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<text:span text:style-name="T10">4</text:span>-<text:span text:style-name="T10">1</text:span>.vbs</text:p>
      <text:p text:style-name="P8"><text:span text:style-name="T4">Dim</text:span><text:span text:style-name="T7"> values(</text:span><text:span text:style-name="T2">2</text:span><text:span text:style-name="T7">), sum</text:span></text:p>
      <text:p text:style-name="P17"/>
      <text:p text:style-name="P17">values(<text:span text:style-name="T3">0</text:span>) = <text:span text:style-name="T3">5</text:span></text:p>
      <text:p text:style-name="P17">values(<text:span text:style-name="T3">1</text:span>) = <text:span text:style-name="T3">10</text:span></text:p>
      <text:p text:style-name="P17">values(<text:span text:style-name="T3">2</text:span>) = <text:span text:style-name="T3">15</text:span></text:p>
      <text:p text:style-name="P17"/>
      <text:p text:style-name="P17">MsgBox <text:span text:style-name="T6">"Value at postion 0: "</text:span> &amp; values(<text:span text:style-name="T3">0</text:span>)</text:p>
      <text:p text:style-name="P17">MsgBox <text:span text:style-name="T6">"Value at postion 1: "</text:span> &amp; values(<text:span text:style-name="T3">1</text:span>)</text:p>
      <text:p text:style-name="P17">MsgBox <text:span text:style-name="T6">"Value at postion 2: "</text:span> &amp; values(<text:span text:style-name="T3">2</text:span>)</text:p>
      <text:p text:style-name="P17"/>
      <text:p text:style-name="P17">sum = values(<text:span text:style-name="T3">0</text:span>) + values(<text:span text:style-name="T3">1</text:span>) + values(<text:span text:style-name="T3">2</text:span>)</text:p>
      <text:p text:style-name="P17">MsgBox <text:span text:style-name="T6">"The sum of all values equals "</text:span> &amp; sum</text:p>
      <text:p text:style-name="P11"/>
      <text:p text:style-name="P3">–---------------------------------------------------------------------------------------------------------------------------------------------</text:p>
      <text:p text:style-name="P4">Example<text:span text:style-name="T10">4</text:span>-<text:span text:style-name="T10">2</text:span>.vbs</text:p>
      <text:p text:style-name="P7"><text:span text:style-name="T4">Dim</text:span><text:span text:style-name="T8"> values(), sum</text:span></text:p>
      <text:p text:style-name="P13"/>
      <text:p text:style-name="P7"><text:span text:style-name="T4">ReDim</text:span><text:span text:style-name="T8"> values(</text:span><text:span text:style-name="T2">0</text:span><text:span text:style-name="T8">)</text:span></text:p>
      <text:p text:style-name="P7"><text:span text:style-name="T8">values(</text:span><text:span text:style-name="T2">0</text:span><text:span text:style-name="T8">) = </text:span><text:span text:style-name="T2">5</text:span></text:p>
      <text:p text:style-name="P13"/>
      <text:p text:style-name="P7"><text:span text:style-name="T4">ReDim</text:span><text:span text:style-name="T8"> </text:span><text:span text:style-name="T4">preserve</text:span><text:span text:style-name="T8"> values(</text:span><text:span text:style-name="T2">1</text:span><text:span text:style-name="T8">)</text:span></text:p>
      <text:p text:style-name="P7"><text:span text:style-name="T8">values(</text:span><text:span text:style-name="T2">1</text:span><text:span text:style-name="T8">) = </text:span><text:span text:style-name="T2">10</text:span></text:p>
      <text:p text:style-name="P13"/>
      <text:p text:style-name="P7"><text:span text:style-name="T4">ReDim</text:span><text:span text:style-name="T8"> </text:span><text:span text:style-name="T4">preserve</text:span><text:span text:style-name="T8"> values(</text:span><text:span text:style-name="T2">2</text:span><text:span text:style-name="T8">)</text:span></text:p>
      <text:p text:style-name="P7"><text:span text:style-name="T8">values(</text:span><text:span text:style-name="T2">2</text:span><text:span text:style-name="T8">) = </text:span><text:span text:style-name="T2">15</text:span></text:p>
      <text:p text:style-name="P13"/>
      <text:p text:style-name="P7"><text:span text:style-name="T8">MsgBox </text:span><text:span text:style-name="T5">"Value at index 0: "</text:span><text:span text:style-name="T8"> &amp; values(</text:span><text:span text:style-name="T2">0</text:span><text:span text:style-name="T8">)</text:span></text:p>
      <text:p text:style-name="P7"><text:span text:style-name="T8">MsgBox </text:span><text:span text:style-name="T5">"Value at index 1: "</text:span><text:span text:style-name="T8"> &amp; values(</text:span><text:span text:style-name="T2">1</text:span><text:span text:style-name="T8">)</text:span></text:p>
      <text:p text:style-name="P7"><text:span text:style-name="T8">MsgBox </text:span><text:span text:style-name="T5">"Value at index 2: "</text:span><text:span text:style-name="T8"> &amp; values(</text:span><text:span text:style-name="T2">2</text:span><text:span text:style-name="T8">)</text:span></text:p>
      <text:p text:style-name="P13"/>
      <text:p text:style-name="P7"><text:span text:style-name="T8">sum = values(</text:span><text:span text:style-name="T2">0</text:span><text:span text:style-name="T8">) + values(</text:span><text:span text:style-name="T2">1</text:span><text:span text:style-name="T8">) + values(</text:span><text:span text:style-name="T2">2</text:span><text:span text:style-name="T8">)</text:span></text:p>
      <text:p text:style-name="P7"><text:span text:style-name="T8">MsgBox </text:span><text:span text:style-name="T5">"The sum of all value: "</text:span><text:span text:style-name="T8"> &amp; sum</text:span></text:p>
      <text:p text:style-name="P11"/>
      <text:p text:style-name="P12">–---------------------------------------------------------------------------------------------------------------------------------------------</text:p>
      <text:p text:style-name="P5"><text:span text:style-name="T8">Example</text:span><text:span text:style-name="T9">4</text:span><text:span text:style-name="T8">-</text:span><text:span text:style-name="T9">3</text:span><text:span text:style-name="T8">.vbs</text:span></text:p>
      <text:p text:style-name="P9"><text:span text:style-name="T4">Dim</text:span><text:span text:style-name="T8"> values()</text:span></text:p>
      <text:p text:style-name="P14"/>
      <text:p text:style-name="P9"><text:span text:style-name="T4">ReDim</text:span><text:span text:style-name="T8"> values(</text:span><text:span text:style-name="T2">0</text:span><text:span text:style-name="T8">)</text:span></text:p>
      <text:p text:style-name="P9"><text:span text:style-name="T8">values(</text:span><text:span text:style-name="T2">0</text:span><text:span text:style-name="T8">) = </text:span><text:span text:style-name="T5">"Hello"</text:span></text:p>
      <text:p text:style-name="P9"><text:span text:style-name="T8">MsgBox </text:span><text:span text:style-name="T5">"Number of array elements: "</text:span><text:span text:style-name="T8"> &amp; UBound(values) + </text:span><text:span text:style-name="T2">1</text:span></text:p>
      <text:p text:style-name="P14"/>
      <text:p text:style-name="P9"><text:span text:style-name="T4">ReDim</text:span><text:span text:style-name="T8"> </text:span><text:span text:style-name="T4">Preserve</text:span><text:span text:style-name="T8"> values(</text:span><text:span text:style-name="T2">1</text:span><text:span text:style-name="T8">)</text:span></text:p>
      <text:p text:style-name="P9"><text:span text:style-name="T8">values(</text:span><text:span text:style-name="T2">1</text:span><text:span text:style-name="T8">) =</text:span><text:span text:style-name="T5"> "World"</text:span></text:p>
      <text:p text:style-name="P9"><text:span text:style-name="T8">MsgBox </text:span><text:span text:style-name="T5">"Number of array elements: "</text:span><text:span text:style-name="T8"> &amp; UBound(values) + </text:span><text:span text:style-name="T2">1</text:span></text:p>
      <text:p text:style-name="P14"/>
      <text:p text:style-name="P9"><text:span text:style-name="T8">MsgBox values(</text:span><text:span text:style-name="T2">0</text:span><text:span text:style-name="T8">) &amp; </text:span><text:span text:style-name="T5">" "</text:span><text:span text:style-name="T8"> &amp; values(</text:span><text:span text:style-name="T2">1</text:span><text:span text:style-name="T8">)</text:span></text:p>
      <text:p text:style-name="P14"/>
      <text:p text:style-name="P9"><text:span text:style-name="T4">ReDim</text:span><text:span text:style-name="T8"> </text:span><text:span text:style-name="T4">Preserve</text:span><text:span text:style-name="T8"> values(</text:span><text:span text:style-name="T2">0</text:span><text:span text:style-name="T8">)</text:span></text:p>
      <text:p text:style-name="P9"><text:span text:style-name="T8">MsgBox </text:span><text:span text:style-name="T5">"Number of array elements: "</text:span><text:span text:style-name="T8"> &amp; UBound(values) + </text:span><text:span text:style-name="T2">1</text:span></text:p>
      <text:p text:style-name="P14"><text:soft-page-break/></text:p>
      <text:p text:style-name="P9"><text:span text:style-name="T4">If</text:span><text:span text:style-name="T8"> IsArray(values) </text:span><text:span text:style-name="T4">Then</text:span></text:p>
      <text:p text:style-name="P9"><text:span text:style-name="T8"><text:s text:c="2"/>MsgBox </text:span><text:span text:style-name="T5">"The variable named 'values' is an array."</text:span></text:p>
      <text:p text:style-name="P9"><text:span text:style-name="T4">End</text:span><text:span text:style-name="T8"> </text:span><text:span text:style-name="T4">If</text:span></text:p>
      <text:p text:style-name="P19"/>
      <text:p text:style-name="P16">–---------------------------------------------------------------------------------------------------------------------------------------------</text:p>
      <text:p text:style-name="P6"><text:span text:style-name="T8">Example</text:span><text:span text:style-name="T9">4</text:span><text:span text:style-name="T8">-</text:span><text:span text:style-name="T9">4</text:span><text:span text:style-name="T8">.vbs</text:span></text:p>
      <text:p text:style-name="P15"/>
      <text:p text:style-name="P10"><text:span text:style-name="T4">Dim</text:span><text:span text:style-name="T8"> numbers(), max</text:span></text:p>
      <text:p text:style-name="P15"/>
      <text:p text:style-name="P18">Do</text:p>
      <text:p text:style-name="P10"><text:span text:style-name="T8"><text:s text:c="2"/>max = InputBox(</text:span><text:span text:style-name="T5">"Number of multiples:"</text:span><text:span text:style-name="T8">)</text:span></text:p>
      <text:p text:style-name="P10"><text:span text:style-name="T4">Loop</text:span><text:span text:style-name="T8"> </text:span><text:span text:style-name="T4">Until</text:span><text:span text:style-name="T8"> IsNumeric(max)</text:span></text:p>
      <text:p text:style-name="P15"/>
      <text:p text:style-name="P10"><text:span text:style-name="T8">max = </text:span><text:span text:style-name="T4">CInt</text:span><text:span text:style-name="T8">(max) - </text:span><text:span text:style-name="T2">1</text:span></text:p>
      <text:p text:style-name="P10"><text:span text:style-name="T4">ReDim</text:span><text:span text:style-name="T8"> numbers(max)</text:span></text:p>
      <text:p text:style-name="P15"/>
      <text:p text:style-name="P10"><text:span text:style-name="T4">For</text:span><text:span text:style-name="T8"> i = 0 </text:span><text:span text:style-name="T7">T</text:span><text:span text:style-name="T4">o</text:span><text:span text:style-name="T8"> max</text:span></text:p>
      <text:p text:style-name="P10"><text:span text:style-name="T8"><text:s text:c="2"/>numbers(i) = </text:span><text:span text:style-name="T2">5</text:span><text:span text:style-name="T8"> * (i + </text:span><text:span text:style-name="T2">1</text:span><text:span text:style-name="T8">)</text:span></text:p>
      <text:p text:style-name="P18">Next</text:p>
      <text:p text:style-name="P15"/>
      <text:p text:style-name="P10"><text:span text:style-name="T8">MsgBox </text:span><text:span text:style-name="T5">"The first "</text:span><text:span text:style-name="T8"> &amp; max + </text:span><text:span text:style-name="T2">1</text:span><text:span text:style-name="T8"> &amp; </text:span><text:span text:style-name="T5">" multiples of 5 are:"</text:span></text:p>
      <text:p text:style-name="P15"/>
      <text:p text:style-name="P10"><text:span text:style-name="T4">For</text:span><text:span text:style-name="T8"> </text:span><text:span text:style-name="T4">Each</text:span><text:span text:style-name="T8"> number </text:span><text:span text:style-name="T7">I</text:span><text:span text:style-name="T4">n</text:span><text:span text:style-name="T8"> numbers</text:span></text:p>
      <text:p text:style-name="P15"><text:s text:c="2"/>MsgBox number</text:p>
      <text:p text:style-name="P18">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bed03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43:43.868000000</dc:date>
    <meta:editing-duration>PT11M20S</meta:editing-duration>
    <meta:editing-cycles>16</meta:editing-cycles>
    <meta:generator>LibreOffice/5.1.2.2$Windows_x86 LibreOffice_project/d3bf12ecb743fc0d20e0be0c58ca359301eb705f</meta:generator>
    <meta:document-statistic meta:table-count="0" meta:image-count="1" meta:object-count="0" meta:page-count="2" meta:paragraph-count="56" meta:word-count="257" meta:character-count="1880" meta:non-whitespace-character-count="1623"/>
  </office:meta>
</office:document-meta>
</file>